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normal" style:font-weight-asian="normal" style:font-weight-complex="normal"/>
    </style:style>
    <style:style style:name="P6" style:family="paragraph" style:parent-style-name="Text_20_body_20_indent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407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P3">Le : <text:span text:style-name="T2"><text:text-input text:description="&lt;formatLang(o.meeting_id.datewotime,date=True)&gt;">&lt;formatLang(o.meeting_id.datewotime,date=True)&gt;</text:text-input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Standard"><text:text-input text:description="&lt;if test=&quot;o.receiver_partner is True&quot;&gt;">&lt;if test="o.receiver_partner is True"&gt;</text:text-input><text:span text:style-name="T1"><text:text-input text:description="&lt;o.partner_id.title.name&gt;">&lt;o.partner_id.title.name&gt;</text:text-input></text:span><text:span text:style-name="T1"><text:text-input text:description="&lt;/if&gt;">&lt;/if&gt;</text:text-input></text:span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text:text-input text:description="&lt;/if&gt;">&lt;/if&gt;</text:text-input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text:span text:style-name="T1">Veuillez ci joint le compte rendu de la séance de laser.</text:span><text:span text:style-name="T1"><text:text-input text:description="&lt;/if&gt;">&lt;/if&gt;</text:text-input></text:span></text:p>
      <text:p text:style-name="P4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Vous trouverez<text:text-input text:description="&lt;/if&gt;">&lt;/if&gt;</text:text-input><text:text-input text:description="&lt;if test=&quot;o.honorific is False&quot;&gt;">&lt;if test="o.honorific is False"&gt;</text:text-input>Tu trouvera<text:text-input text:description="&lt;/if&gt;">&lt;/if&gt;</text:text-input> ci-joint le compte rendu pour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).</text:p>
      <text:p text:style-name="P4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text:text-input text:description="&lt;o.header_id.name&gt;">&lt;o.header_id.name&gt;</text:text-input> <text:text-input text:description="&lt;get_selection_item(o,'ods')&gt;">&lt;get_selection_item(o,'ods')&gt;</text:text-input></text:p>
      <text:p text:style-name="Text">Anesthésie topique par Tétracaine<text:line-break/>Pose d'un verre de contact Abraham<text:line-break/>Nombre d'impacts: <text:text-input text:description="&lt;o.impact_number&gt;">&lt;o.impact_number&gt;</text:text-input><text:line-break/>Puissance: <text:text-input text:description="&lt;o.laser_power&gt;">&lt;o.laser_power&gt;</text:text-input> mW<text:line-break/></text:p>
      <text:p text:style-name="P6">Traitement post-opératoire: <text:line-break/>TIMOPTOL 0.5% 1 gtte matin et soir <text:line-break/>ACULAR 1 gtte 6X par jour pour 5 jours<text:line-break/>Ordonnance remise au pat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4:02:07.363172879</dc:date>
    <meta:editing-duration>P1DT1H6M22S</meta:editing-duration>
    <meta:editing-cycles>179</meta:editing-cycles>
    <dc:creator>Laurent FRANCOIS</dc:creator>
    <meta:document-statistic meta:table-count="2" meta:image-count="0" meta:object-count="0" meta:page-count="2" meta:paragraph-count="50" meta:word-count="436" meta:character-count="2618" meta:non-whitespace-character-count="2439"/>
  </office:meta>
</office:document-meta>
</file>